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4510" officeooo:paragraph-rsid="00106d90" style:font-weight-asian="bold" style:font-weight-complex="bold"/>
    </style:style>
    <style:style style:name="P2" style:family="paragraph" style:parent-style-name="Standard">
      <style:text-properties fo:font-weight="bold" officeooo:rsid="0013e60a" officeooo:paragraph-rsid="0013e60a" fo:background-color="transparent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4510" officeooo:paragraph-rsid="00106d9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5e8ab" officeooo:paragraph-rsid="0015e8ab" style:font-weight-asian="bold" style:font-weight-complex="bold"/>
    </style:style>
    <style:style style:name="P6" style:family="paragraph" style:parent-style-name="Standard">
      <style:text-properties fo:font-weight="normal" officeooo:rsid="0013cd94" officeooo:paragraph-rsid="0013cd94" style:font-weight-asian="normal" style:font-weight-complex="normal"/>
    </style:style>
    <style:style style:name="P7" style:family="paragraph" style:parent-style-name="Standard">
      <style:text-properties fo:font-weight="normal" officeooo:rsid="0010ebe7" officeooo:paragraph-rsid="0010ebe7" fo:background-color="#ffff00" style:font-weight-asian="normal" style:font-weight-complex="normal"/>
    </style:style>
    <style:style style:name="P8" style:family="paragraph" style:parent-style-name="Standard">
      <style:text-properties officeooo:paragraph-rsid="000cab3e"/>
    </style:style>
    <style:style style:name="P9" style:family="paragraph" style:parent-style-name="Standard">
      <style:text-properties style:text-underline-style="none" fo:font-weight="normal" officeooo:rsid="000cab3e" officeooo:paragraph-rsid="000cab3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58daa" officeooo:paragraph-rsid="00158da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e60a" officeooo:paragraph-rsid="0015e8a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e8ab" officeooo:paragraph-rsid="0015e8a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a0e4d" officeooo:paragraph-rsid="001a0e4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a9ab5" officeooo:paragraph-rsid="001a9ab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a9ab5" officeooo:paragraph-rsid="002295e9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c59bc" officeooo:paragraph-rsid="001c59b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9dde" officeooo:paragraph-rsid="001cc9e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e9dde" officeooo:paragraph-rsid="00249e6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cc9e1" officeooo:paragraph-rsid="001cc9e1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363d7" officeooo:paragraph-rsid="002363d7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57cb1" officeooo:paragraph-rsid="00257cb1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6d761" officeooo:paragraph-rsid="0016d761" fo:background-color="#ffff0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a9ab5" officeooo:paragraph-rsid="001a9ab5" fo:background-color="#ffff00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cc9e1" officeooo:paragraph-rsid="001cc9e1" fo:background-color="#ffff00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a0e4d" officeooo:paragraph-rsid="001a0e4d" fo:background-color="#81d41a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5e8ab" officeooo:paragraph-rsid="0015e8ab" fo:background-color="#81d41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e9dde" officeooo:paragraph-rsid="001cc9e1" fo:background-color="#81d41a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a9ab5" officeooo:paragraph-rsid="001a9ab5" fo:background-color="#81d41a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a9ab5" officeooo:paragraph-rsid="002295e9" fo:background-color="#81d41a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a9ab5" officeooo:paragraph-rsid="0023107f" fo:background-color="#81d41a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63d7" officeooo:paragraph-rsid="00249e66" fo:background-color="#81d41a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57cb1" officeooo:paragraph-rsid="00257cb1" fo:background-color="#81d41a" style:font-weight-asian="normal" style:font-weight-complex="normal"/>
    </style:style>
    <style:style style:name="P33" style:family="paragraph" style:parent-style-name="Standard">
      <style:text-properties officeooo:rsid="000e9dde" officeooo:paragraph-rsid="000e9dde"/>
    </style:style>
    <style:style style:name="P34" style:family="paragraph" style:parent-style-name="Standard">
      <style:text-properties officeooo:rsid="000e9dde" officeooo:paragraph-rsid="001a39b0"/>
    </style:style>
    <style:style style:name="P35" style:family="paragraph" style:parent-style-name="Standard">
      <style:text-properties fo:color="#c9211e" loext:opacity="100%" fo:font-weight="bold" officeooo:rsid="000e9dde" officeooo:paragraph-rsid="000e9dde" style:font-weight-asian="bold" style:font-weight-complex="bold"/>
    </style:style>
    <style:style style:name="P36" style:family="paragraph" style:parent-style-name="Standard">
      <style:text-properties fo:color="#c9211e" loext:opacity="100%" officeooo:rsid="000e9dde" officeooo:paragraph-rsid="000e9dde"/>
    </style:style>
    <style:style style:name="P37" style:family="paragraph" style:parent-style-name="Standard">
      <style:text-properties fo:color="#c9211e" loext:opacity="100%" officeooo:rsid="00104510" officeooo:paragraph-rsid="00104510"/>
    </style:style>
    <style:style style:name="P38" style:family="paragraph" style:parent-style-name="Standard">
      <style:text-properties fo:color="#c9211e" loext:opacity="100%" officeooo:rsid="00104510" officeooo:paragraph-rsid="00104510" fo:background-color="transparent"/>
    </style:style>
    <style:style style:name="P39" style:family="paragraph" style:parent-style-name="Standard">
      <style:text-properties fo:color="#c9211e" loext:opacity="100%" style:text-underline-style="none" fo:font-weight="normal" officeooo:rsid="001a9ab5" officeooo:paragraph-rsid="001a9ab5" style:font-weight-asian="normal" style:font-weight-complex="normal"/>
    </style:style>
    <style:style style:name="P40" style:family="paragraph" style:parent-style-name="Standard">
      <style:text-properties fo:color="#c9211e" loext:opacity="100%" style:text-underline-style="none" fo:font-weight="normal" officeooo:rsid="00257cb1" officeooo:paragraph-rsid="00257cb1" style:font-weight-asian="normal" style:font-weight-complex="normal"/>
    </style:style>
    <style:style style:name="P41" style:family="paragraph" style:parent-style-name="Standard">
      <style:text-properties fo:color="#c9211e" loext:opacity="100%" style:text-underline-style="none" fo:font-weight="bold" officeooo:rsid="001a9ab5" officeooo:paragraph-rsid="001a9ab5" style:font-weight-asian="bold" style:font-weight-complex="bold"/>
    </style:style>
    <style:style style:name="P42" style:family="paragraph" style:parent-style-name="Standard">
      <style:text-properties officeooo:rsid="000f1cc1" officeooo:paragraph-rsid="000f1cc1" fo:background-color="#ffff00"/>
    </style:style>
    <style:style style:name="P43" style:family="paragraph" style:parent-style-name="Standard">
      <style:text-properties officeooo:rsid="0013e60a" officeooo:paragraph-rsid="0013e60a" fo:background-color="#ffff00"/>
    </style:style>
    <style:style style:name="P44" style:family="paragraph" style:parent-style-name="Standard">
      <style:text-properties officeooo:rsid="00104510" officeooo:paragraph-rsid="00104510"/>
    </style:style>
    <style:style style:name="P45" style:family="paragraph" style:parent-style-name="Standard">
      <style:text-properties officeooo:rsid="00104510" officeooo:paragraph-rsid="00106d90"/>
    </style:style>
    <style:style style:name="P46" style:family="paragraph" style:parent-style-name="Standard">
      <style:text-properties officeooo:rsid="00106d90" officeooo:paragraph-rsid="00106d90"/>
    </style:style>
    <style:style style:name="P47" style:family="paragraph" style:parent-style-name="Standard">
      <style:text-properties officeooo:rsid="00106d90" officeooo:paragraph-rsid="00249e66"/>
    </style:style>
    <style:style style:name="P48" style:family="paragraph" style:parent-style-name="Standard">
      <style:text-properties officeooo:rsid="00104510" officeooo:paragraph-rsid="00106d90" fo:background-color="#81d41a"/>
    </style:style>
    <style:style style:name="P49" style:family="paragraph" style:parent-style-name="Standard">
      <style:text-properties officeooo:rsid="00104510" officeooo:paragraph-rsid="00104510" fo:background-color="#81d41a"/>
    </style:style>
    <style:style style:name="P50" style:family="paragraph" style:parent-style-name="Standard">
      <style:text-properties officeooo:rsid="001171fe" officeooo:paragraph-rsid="001171fe" fo:background-color="#81d41a"/>
    </style:style>
    <style:style style:name="P51" style:family="paragraph" style:parent-style-name="Standard">
      <style:text-properties officeooo:rsid="0013e60a" officeooo:paragraph-rsid="0013e60a"/>
    </style:style>
    <style:style style:name="P52" style:family="paragraph" style:parent-style-name="Standard">
      <style:text-properties officeooo:rsid="00158daa" officeooo:paragraph-rsid="00158daa"/>
    </style:style>
    <style:style style:name="P53" style:family="paragraph" style:parent-style-name="Standard">
      <style:text-properties style:font-name="Liberation Serif" fo:font-size="12pt" officeooo:rsid="000e9dde" officeooo:paragraph-rsid="000e9dde" fo:background-color="#81d41a" style:font-size-asian="12pt" style:font-size-complex="12pt"/>
    </style:style>
    <style:style style:name="P54" style:family="paragraph" style:parent-style-name="Standard">
      <style:text-properties fo:font-style="normal" style:text-underline-style="none" fo:font-weight="bold" officeooo:rsid="001a9ab5" officeooo:paragraph-rsid="001a9ab5" fo:background-color="#81d41a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text-underline-style="none" fo:font-weight="normal" officeooo:rsid="000e9dde" officeooo:paragraph-rsid="001cc9e1" fo:background-color="transparent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1a9ab5" officeooo:paragraph-rsid="0025f0c6" fo:background-color="transparent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0f1cc1" officeooo:paragraph-rsid="0021cd49" fo:background-color="#ffff00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13e60a" officeooo:paragraph-rsid="0027074d" fo:background-color="#ffff0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274173" officeooo:paragraph-rsid="00274173" fo:background-color="#ffff00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257cb1" officeooo:paragraph-rsid="00257cb1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1cc9e1" officeooo:paragraph-rsid="0025c95c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274173" officeooo:paragraph-rsid="00274173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274173" officeooo:paragraph-rsid="002767ba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2767ba" officeooo:paragraph-rsid="002767ba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2767ba" officeooo:paragraph-rsid="00292581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25c95c" officeooo:paragraph-rsid="0025c95c" fo:background-color="#81d41a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257cb1" officeooo:paragraph-rsid="0025c95c" fo:background-color="#81d41a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1a9ab5" officeooo:paragraph-rsid="0025f0c6" fo:background-color="#81d41a" style:font-weight-asian="normal" style:font-weight-complex="normal"/>
    </style:style>
    <style:style style:name="P69" style:family="paragraph" style:parent-style-name="Standard">
      <style:text-properties style:text-underline-style="none" fo:font-weight="bold" officeooo:rsid="001c59bc" officeooo:paragraph-rsid="0025f0c6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257cb1" officeooo:paragraph-rsid="00257cb1" style:font-weight-asian="bold" style:font-weight-complex="bold"/>
    </style:style>
    <style:style style:name="P71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style:text-underline-style="none" fo:font-weight="normal" officeooo:rsid="001a9ab5" officeooo:paragraph-rsid="0025f0c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907" style:font-weight-asian="bold" style:font-weight-complex="bold"/>
    </style:style>
    <style:style style:name="T3" style:family="text">
      <style:text-properties fo:font-weight="bold" officeooo:rsid="000e9dde" style:font-weight-asian="bold" style:font-weight-complex="bold"/>
    </style:style>
    <style:style style:name="T4" style:family="text">
      <style:text-properties fo:font-weight="bold" officeooo:rsid="002363d7" style:font-weight-asian="bold" style:font-weight-complex="bold"/>
    </style:style>
    <style:style style:name="T5" style:family="text">
      <style:text-properties fo:font-weight="bold" fo:background-color="#c9211e" loext:char-shading-value="0" style:font-weight-asian="bold" style:font-weight-complex="bold"/>
    </style:style>
    <style:style style:name="T6" style:family="text">
      <style:text-properties fo:font-weight="bold" officeooo:rsid="001cc9e1" fo:background-color="#c9211e" loext:char-shading-value="0" style:font-weight-asian="bold" style:font-weight-complex="bold"/>
    </style:style>
    <style:style style:name="T7" style:family="text">
      <style:text-properties fo:font-weight="bold" fo:background-color="#81d41a" loext:char-shading-value="0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0e9dde" fo:background-color="transparent" loext:char-shading-value="0" style:font-weight-asian="bold" style:font-weight-complex="bold"/>
    </style:style>
    <style:style style:name="T10" style:family="text">
      <style:text-properties fo:color="#222222" loext:opacity="100%" style:font-name="Liberation Serif" fo:font-size="12pt" fo:letter-spacing="normal" fo:font-weight="bold" fo:background-color="#ffff00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12" style:family="text">
      <style:text-properties fo:font-variant="normal" fo:text-transform="none" fo:color="#222222" loext:opacity="100%" style:font-name="Liberation Serif" fo:font-size="12pt" fo:font-style="normal" style:text-underline-style="solid" style:text-underline-width="auto" style:text-underline-color="font-color" fo:font-weight="bold" loext:padding="0cm" loext:border="none"/>
    </style:style>
    <style:style style:name="T13" style:family="text">
      <style:text-properties fo:font-variant="normal" fo:text-transform="none" fo:color="#222222" loext:opacity="100%" style:font-name="Liberation Serif" fo:font-size="12pt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JetBrains Mono" fo:font-size="10.5pt" fo:letter-spacing="normal" fo:font-style="normal" fo:font-weight="normal" fo:background-color="#81d41a" loext:char-shading-value="0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81d41a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660066" loext:opacity="100%" style:font-name="Liberation Serif" fo:font-size="12pt" fo:letter-spacing="normal" fo:font-style="normal" fo:font-weight="normal" fo:background-color="#81d41a" loext:char-shading-value="0" style:font-size-asian="12pt" style:font-size-complex="12pt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58daa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04510" style:font-weight-asian="bold" style:font-weight-complex="bold"/>
    </style:style>
    <style:style style:name="T21" style:family="text">
      <style:text-properties style:text-underline-style="none" fo:font-weight="normal" officeooo:rsid="000cab3e" style:font-weight-asian="normal" style:font-weight-complex="normal"/>
    </style:style>
    <style:style style:name="T22" style:family="text">
      <style:text-properties style:text-underline-style="none" fo:font-weight="bold" officeooo:rsid="000cab3e" style:font-weight-asian="bold" style:font-weight-complex="bold"/>
    </style:style>
    <style:style style:name="T23" style:family="text">
      <style:text-properties style:text-underline-style="none" fo:font-weight="bold" officeooo:rsid="000dd907" style:font-weight-asian="bold" style:font-weight-complex="bold"/>
    </style:style>
    <style:style style:name="T24" style:family="text">
      <style:text-properties officeooo:rsid="000dd907"/>
    </style:style>
    <style:style style:name="T25" style:family="text">
      <style:text-properties officeooo:rsid="000e9dde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c9211e" loext:opacity="100%" fo:font-weight="bold" officeooo:rsid="000e9dde" style:font-weight-asian="bold" style:font-weight-complex="bold"/>
    </style:style>
    <style:style style:name="T29" style:family="text">
      <style:text-properties fo:color="#c9211e" loext:opacity="100%" fo:font-weight="bold" officeooo:rsid="001a9ab5" style:font-weight-asian="bold" style:font-weight-complex="bold"/>
    </style:style>
    <style:style style:name="T30" style:family="text">
      <style:text-properties officeooo:rsid="00104510"/>
    </style:style>
    <style:style style:name="T31" style:family="text">
      <style:text-properties fo:background-color="#81d41a" loext:char-shading-value="0"/>
    </style:style>
    <style:style style:name="T32" style:family="text">
      <style:text-properties officeooo:rsid="00106d90" fo:background-color="#81d41a" loext:char-shading-value="0"/>
    </style:style>
    <style:style style:name="T33" style:family="text">
      <style:text-properties officeooo:rsid="000e9dde" fo:background-color="#81d41a" loext:char-shading-value="0"/>
    </style:style>
    <style:style style:name="T34" style:family="text">
      <style:text-properties fo:background-color="#81d41a" loext:char-shading-value="0"/>
    </style:style>
    <style:style style:name="T35" style:family="text">
      <style:text-properties officeooo:rsid="00158daa"/>
    </style:style>
    <style:style style:name="T36" style:family="text">
      <style:text-properties officeooo:rsid="0015e8ab"/>
    </style:style>
    <style:style style:name="T37" style:family="text">
      <style:text-properties officeooo:rsid="001a39b0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0e9dde" fo:background-color="transparent" loext:char-shading-value="0"/>
    </style:style>
    <style:style style:name="T40" style:family="text">
      <style:text-properties officeooo:rsid="002295e9" fo:background-color="transparent" loext:char-shading-value="0"/>
    </style:style>
    <style:style style:name="T41" style:family="text">
      <style:text-properties officeooo:rsid="001fda15"/>
    </style:style>
    <style:style style:name="T42" style:family="text">
      <style:text-properties officeooo:rsid="0023107f"/>
    </style:style>
    <style:style style:name="T43" style:family="text">
      <style:text-properties officeooo:rsid="0025f0c6"/>
    </style:style>
    <style:style style:name="T44" style:family="text">
      <style:text-properties officeooo:rsid="0027074d"/>
    </style:style>
    <style:style style:name="T45" style:family="text">
      <style:text-properties officeooo:rsid="00274173"/>
    </style:style>
    <style:style style:name="T46" style:family="text">
      <style:text-properties officeooo:rsid="002767ba"/>
    </style:style>
    <style:style style:name="T47" style:family="text">
      <style:text-properties officeooo:rsid="0013e60a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stepik.org/lesson/705985/step/1?auth=login&amp;unit=706437" text:style-name="Internet_20_link" text:visited-style-name="Visited_20_Internet_20_Link">5.2 Установка Selenium Webdriver</text:a></text:p>
      <text:p text:style-name="P8"><text:a xlink:type="simple" xlink:href="https://stepik.org/lesson/25969/step/9?unit=196192" text:style-name="Internet_20_link" text:visited-style-name="Visited_20_Internet_20_Link"><text:span text:style-name="T11">1.2 Запускаем браузер с помощью Selenium WebDriver </text:span></text:a><text:a xlink:type="simple" xlink:href="https://stepik.org/lesson/25969/step/9?unit=196192" text:style-name="Internet_20_link" text:visited-style-name="Visited_20_Internet_20_Link"><text:span text:style-name="T12">Установка драйвера для браузера:</text:span></text:a><text:a xlink:type="simple" xlink:href="https://stepik.org/lesson/25969/step/9?unit=196192" text:style-name="Internet_20_link" text:visited-style-name="Visited_20_Internet_20_Link"><text:span text:style-name="Strong_20_Emphasis"><text:span text:style-name="T12"> </text:span></text:span></text:a><text:a xlink:type="simple" xlink:href="https://stepik.org/lesson/25969/step/9?unit=196192" text:style-name="Internet_20_link" text:visited-style-name="Visited_20_Internet_20_Link"><text:span text:style-name="T12">Linux</text:span></text:a></text:p>
      <text:p text:style-name="P9">В <text:span text:style-name="T1">PyCharm</text:span> в <text:span text:style-name="T2">Python </text:span><text:span text:style-name="T1">Packages</text:span> установил <text:span text:style-name="T24">c</text:span><text:span text:style-name="T2">hromedriver 2.24.1</text:span><text:span text:style-name="T24"> </text:span>в виртуальном окружении проекта /home/oleg/Yandex.Disk/0YandexDisk/PYTHON_ubuntu/REPOS/<text:span text:style-name="T1">WEBparsing</text:span></text:p>
      <text:p text:style-name="P33"><text:span text:style-name="T5">2023.5.24 (</text:span>venv) oleg@oleg-MS-7C52:~/Yandex.Disk/0YandexDisk/PYTHON_ubuntu/REPOS/WEBparsing$ chromedriver</text:p>
      <text:p text:style-name="P33">Starting ChromeDriver 2.41.578700 (2f1ed5f9343c13f73144538f15c00b370eda6706) on port 9515</text:p>
      <text:p text:style-name="P35">Only local connections are allowed.</text:p>
      <text:p text:style-name="P36">[1684893950,575][SEVERE]: bind() returned an error, errno=98: Адрес уже используется (98)</text:p>
      <text:p text:style-name="P36">I<text:span text:style-name="T1">Pv6 port not available. Exiting...</text:span></text:p>
      <text:p text:style-name="P33">(venv) oleg@oleg-MS-7C52:~/Yandex.Disk/0YandexDisk/PYTHON_ubuntu/REPOS/WEBparsing$ </text:p>
      <text:p text:style-name="P42">Z Ubuntu chromedriver Only local connections are allowed</text:p>
      <text:p text:style-name="P33">- <text:a xlink:type="simple" xlink:href="https://stackoverflow.com/questions/38846079/only-local-connections-are-allowed-chrome-and-selenium-webdriver#:~:text=This%20is%20just%20an%20informational%20message.%20Your%20issue%20might%20be%20a%20missmatch%20between%20the%20versions%20of%20chromedriver%20and%20selenium%2Dserver%2Dstandalone." text:style-name="Internet_20_link" text:visited-style-name="Visited_20_Internet_20_Link"><text:span text:style-name="T18">This is just an informational message. Your issue might be a </text:span></text:a><text:a xlink:type="simple" xlink:href="https://stackoverflow.com/questions/38846079/only-local-connections-are-allowed-chrome-and-selenium-webdriver#:~:text=This%20is%20just%20an%20informational%20message.%20Your%20issue%20might%20be%20a%20missmatch%20between%20the%20versions%20of%20chromedriver%20and%20selenium%2Dserver%2Dstandalone." text:style-name="Internet_20_link" text:visited-style-name="Visited_20_Internet_20_Link"><text:span text:style-name="T27">missmatch between the versions of chromedriver and selenium-server-standalone</text:span></text:a>.</text:p>
      <text:p text:style-name="P33"/>
      <text:p text:style-name="P46">У нас стоят в <text:span text:style-name="T25">(venv)</text:span></text:p>
      <text:p text:style-name="P46">selenium <text:s text:c="10"/>4.9.1</text:p>
      <text:p text:style-name="P33">chromedriver <text:s text:c="6"/>2.24.1</text:p>
      <text:p text:style-name="P33"/>
      <text:p text:style-name="P44">План:</text:p>
      <text:p text:style-name="P1">1. Проверить версию chrome</text:p>
      <text:p text:style-name="P45">для этого введите в строке поиски <text:s/>поиска <text:span text:style-name="T7">chrome://version/</text:span> </text:p>
      <text:p text:style-name="P45">Google Chrome<text:tab/><text:span text:style-name="T1">113.0.5672.126</text:span> (Официальная сборка) (64 бит) </text:p>
      <text:p text:style-name="P45">Версия<text:tab/>c541687b21a73452ab403e2dced7033ddc97ee9d-refs/branch-heads/5672@{#1202}</text:p>
      <text:p text:style-name="P45">ОС<text:tab/>Linux</text:p>
      <text:p text:style-name="P45"/>
      <text:p text:style-name="P1">2. Удалить chromedriver</text:p>
      <text:p text:style-name="P7">Z Ubuntu у<text:span text:style-name="T30">далить chromedriver</text:span></text:p>
      <text:p text:style-name="P4"><text:a xlink:type="simple" xlink:href="https://www.thegeekdiary.com/how-to-uninstall-chromium-chromedriver-from-ubuntu/" text:style-name="Internet_20_link" text:visited-style-name="Visited_20_Internet_20_Link">- How to uninstall chromium-chromedriver from Ubuntu</text:a></text:p>
      <text:p text:style-name="P45">Uninstall chromium-chromedriver including dependent package</text:p>
      <text:p text:style-name="P45">If you would like to remove chromium-chromedriver and it’s dependent packages which are no longer needed, use the below command to remove the chromium-chromedriver package:</text:p>
      <text:p text:style-name="P45"/>
      <text:p text:style-name="P48">$ sudo apt-get remove --auto-remove chromium-chromedriver</text:p>
      <text:p text:style-name="P50">Дополнительно удалил chromedriver в <text:s/><text:span text:style-name="T22">PyCharm</text:span><text:span text:style-name="T21"> в </text:span><text:span text:style-name="T23">Python </text:span><text:span text:style-name="T22">Packages</text:span></text:p>
      <text:p text:style-name="P44">Use Purging chromium-chromedriver</text:p>
      <text:p text:style-name="P44">If you want to completely remove the chromium-chromedriver package and all its configuration files, you can use the purge option instead of remove, like this:</text:p>
      <text:p text:style-name="P44"/>
      <text:p text:style-name="P44">$ sudo apt-get purge chromium-chromedriver </text:p>
      <text:p text:style-name="P44">If you use purge options along with auto remove, will be removed everything regarding the package, <text:span text:style-name="T1">It’s really useful when you want to reinstall again.</text:span></text:p>
      <text:p text:style-name="P44"/>
      <text:p text:style-name="P49">$ sudo apt-get purge --auto-remove chromium-chromedriver</text:p>
      <text:p text:style-name="P38">Пакет «chromium-chromedriver» не установлен, поэтому не может быть удалён</text:p>
      <text:p text:style-name="P2">Установим </text:p>
      <text:p text:style-name="P6">Установка Selenium для Python</text:p>
      <text:p text:style-name="P6"/>
      <text:p text:style-name="P44"><text:span text:style-name="T1">3.</text:span> <text:span text:style-name="T1">Скачать нужную нам версию ChromeDriver</text:span></text:p>
      <text:p text:style-name="P44"><text:soft-page-break/><text:span text:style-name="T14">wget </text:span><text:a xlink:type="simple" xlink:href="https://chromedriver.storage.googleapis.com/113.0.5672.63/chromedriver_linux64.zip" text:style-name="Internet_20_link" text:visited-style-name="Visited_20_Internet_20_Link"><text:span text:style-name="T31">https://chromedriver.storage.googleapis.com/113.0.5672.63/chromedriver_linux64.zip</text:span></text:a></text:p>
      <text:p text:style-name="P49">unzip chromedriver_linux64.zip</text:p>
      <text:p text:style-name="P44">Archive: <text:s/>chromedriver_linux64.zip</text:p>
      <text:p text:style-name="P44">replace chromedriver? [<text:span text:style-name="T31">y</text:span>]es, [n]o, [A]ll, [N]one, [r]ename: y</text:p>
      <text:p text:style-name="P37">error: <text:s/>cannot delete old chromedriver</text:p>
      <text:p text:style-name="P44"><text:s text:c="8"/><text:span text:style-name="T26">Is a directory</text:span></text:p>
      <text:p text:style-name="P44">replace LICENSE.chromedriver? [<text:span text:style-name="T31">y</text:span>]es, [n]o, [A]ll, [N]one, [r]ename: y</text:p>
      <text:p text:style-name="P44"><text:s text:c="2"/>inflating: LICENSE.chromedriver</text:p>
      <text:p text:style-name="P44"><text:span text:style-name="T1">4. И далее по тексту </text:span><text:a xlink:type="simple" xlink:href="https://stepik.org/lesson/25969/step/9?unit=196192" text:style-name="Internet_20_link" text:visited-style-name="Visited_20_Internet_20_Link"><text:span text:style-name="T11">1.2 Запускаем браузер с помощью Selenium WebDriver </text:span></text:a><text:a xlink:type="simple" xlink:href="https://stepik.org/lesson/25969/step/9?unit=196192" text:style-name="Internet_20_link" text:visited-style-name="Visited_20_Internet_20_Link"><text:span text:style-name="T13">Установка драйвера для браузера:</text:span></text:a><text:a xlink:type="simple" xlink:href="https://stepik.org/lesson/25969/step/9?unit=196192" text:style-name="Internet_20_link" text:visited-style-name="Visited_20_Internet_20_Link"><text:span text:style-name="Strong_20_Emphasis"><text:span text:style-name="T13"> </text:span></text:span></text:a><text:a xlink:type="simple" xlink:href="https://stepik.org/lesson/25969/step/9?unit=196192" text:style-name="Internet_20_link" text:visited-style-name="Visited_20_Internet_20_Link"><text:span text:style-name="T13">Linux</text:span></text:a></text:p>
      <text:p text:style-name="P33">Переместите разархивированный файл с СhromeDriver в нужную папку и разрешите запускать chromedriver как исполняемый файл:</text:p>
      <text:p text:style-name="P53">sudo mv <text:bookmark-start text:name="__DdeLink__13121_2770946233"/>chromedriver<text:bookmark-end text:name="__DdeLink__13121_2770946233"/> /usr/local/bin/chromedriver</text:p>
      <text:p text:style-name="P34"><text:span text:style-name="T15">sudo chown root:root /usr/</text:span><text:span text:style-name="T17">local</text:span><text:span text:style-name="T15">/bin/chromedriver</text:span><text:span text:style-name="T16"> </text:span></text:p>
      <text:p text:style-name="P34"><text:span text:style-name="Source_20_Text"><text:span text:style-name="T15">sudo chmod +x /usr/local/bin/chromedriver</text:span></text:span></text:p>
      <text:p text:style-name="P33">:~$ chromedriver</text:p>
      <text:p text:style-name="P33">Starting ChromeDriver 113.0.5672.63 (0e1a4471d5ae5bf128b1bd8f4d627c8cbd55f70c-refs/branch-heads/5672@{#912}) on port 9515</text:p>
      <text:p text:style-name="P33">Only local connections are allowed.</text:p>
      <text:p text:style-name="P33">Please see https://chromedriver.chromium.org/security-considerations for suggestions on keeping ChromeDriver safe.</text:p>
      <text:p text:style-name="P33">[1684922897,350][SEVERE]: bind() failed: Адрес уже используется (98)</text:p>
      <text:p text:style-name="P35">IPv6 port not available. Exiting...</text:p>
      <text:p text:style-name="P33"/>
      <text:p text:style-name="P33"/>
      <text:p text:style-name="P43">2023.5.24 МИША</text:p>
      <text:p text:style-name="P51">Привет) Помоги установить <text:span text:style-name="T25">chromedriver. </text:span>Тут прохожу курс WEB Парсинг на Python и дошел до Установка Selenium и WebDriver, автор курс<text:span text:style-name="T35">а </text:span>аботает на windows, для <text:span text:style-name="T35">Linux нашел такие инструкции </text:span><text:a xlink:type="simple" xlink:href="https://stepik.org/lesson/25969/step/9?unit=196192" text:style-name="Internet_20_link" text:visited-style-name="Visited_20_Internet_20_Link"><text:span text:style-name="T19">Установка драйвера для браузера: Linux</text:span></text:a><text:span text:style-name="T35"> </text:span></text:p>
      <text:p text:style-name="P52">Выполнив инструкции частично для windows, частично для Linux, при запускеchromedriver, получил:</text:p>
      <text:p text:style-name="P52">Starting ChromeDriver 2.41.578700 (2f1ed5f9343c13f73144538f15c00b370eda6706) on port 9515</text:p>
      <text:p text:style-name="P52">Only local connections are allowed.</text:p>
      <text:p text:style-name="P52">[1684893950,575][SEVERE]: bind() returned an error, errno=98: Адрес уже используется (98)</text:p>
      <text:p text:style-name="P52">IPv6 port not available. Exiting…</text:p>
      <text:p text:style-name="P52">Решил все заново переустановить, но как-то не получается(</text:p>
      <text:p text:style-name="P52">Сначала решил все удалить. <text:a xlink:type="simple" xlink:href="https://www.thegeekdiary.com/how-to-uninstall-chromium-chromedriver-from-ubuntu/" text:style-name="Internet_20_link" text:visited-style-name="Visited_20_Internet_20_Link"><text:span text:style-name="T20">- How to uninstall chromium-chromedriver from Ubuntu</text:span></text:a></text:p>
      <text:p text:style-name="P10">Выполнил:</text:p>
      <text:p text:style-name="P10">$ sudo apt-get remove --auto-remove chromium-chromedriver</text:p>
      <text:p text:style-name="P10">Дополнительно удалил chromedriver в <text:s/>PyCharm в Python Packages</text:p>
      <text:p text:style-name="P11">Selenium <text:span text:style-name="T36">стоит, его не трогал</text:span></text:p>
      <text:p text:style-name="P12">Скачал нужную версию ChromeDriver</text:p>
      <text:p text:style-name="P12">wget https://chromedriver.storage.googleapis.com/113.0.5672.63/chromedriver_linux64.zip</text:p>
      <text:p text:style-name="P12">Далее началась не совсем понятная фигня:</text:p>
      <text:p text:style-name="P12">unzip chromedriver_linux64.zip</text:p>
      <text:p text:style-name="P12">Archive: <text:s/>chromedriver_linux64.zip</text:p>
      <text:p text:style-name="P12">replace chromedriver? [y]es, [n]o, [A]ll, [N]one, [r]ename: y</text:p>
      <text:p text:style-name="P12">error: <text:s/>cannot delete old chromedriver</text:p>
      <text:p text:style-name="P12"><text:s text:c="8"/>Is a directory</text:p>
      <text:p text:style-name="P12">Что посоветуешь?</text:p>
      <text:p text:style-name="P12"/>
      <text:p text:style-name="P22">Z <text:span text:style-name="T36">error: <text:s/>cannot delete old chromedriver Is a directory</text:span></text:p>
      <text:p text:style-name="P5"><text:soft-page-break/><text:a xlink:type="simple" xlink:href="https://stackoverflow.com/questions/32006938/how-to-avoid-error-cannot-remove-xxxxx-is-a-directory" text:style-name="Internet_20_link" text:visited-style-name="Visited_20_Internet_20_Link">- How to avoid error `cannot remove 'XXXXX': is a directory`</text:a></text:p>
      <text:p text:style-name="P25">Удалил папку chromedriver в Файлы</text:p>
      <text:p text:style-name="P13">oleg@oleg-MS-7C52:~$ unzip chromedriver_linux64.zip</text:p>
      <text:p text:style-name="P13">Archive: <text:s/>chromedriver_linux64.zip</text:p>
      <text:p text:style-name="P13"><text:s text:c="2"/><text:span text:style-name="T31">inflating: chromedriver</text:span> <text:s text:c="11"/></text:p>
      <text:p text:style-name="P13">replace LICENSE.chromedriver? [y]es, [n]o, [A]ll, [N]one, [r]ename: y</text:p>
      <text:p text:style-name="P13"><text:s text:c="2"/>inflating: LICENSE.chromedriver</text:p>
      <text:p text:style-name="P13"/>
      <text:p text:style-name="P26"><text:span text:style-name="T37">Установил</text:span> <text:span text:style-name="T1">chromedriver</text:span> в <text:s/>PyCharm в Python Packages</text:p>
      <text:p text:style-name="P12">Скопируйте код, ниже и запустите у себя в IDE, если окно браузера открылось и там загрузился stepik.org то поздравляю вас, установка выполнена успешна. Если код ниже не заработал, перезагрузите компьютер.</text:p>
      <text:p text:style-name="P12"/>
      <text:p text:style-name="P12">from selenium import webdriver</text:p>
      <text:p text:style-name="P12"/>
      <text:p text:style-name="P12">url = 'https://stepik.org/a/104774'</text:p>
      <text:p text:style-name="P12">browser = webdriver.Chrome()</text:p>
      <text:p text:style-name="P12">browser.get(url)</text:p>
      <text:p text:style-name="P12"/>
      <text:p text:style-name="P41">Окно браузера открывается и тут же закрывается</text:p>
      <text:p text:style-name="P14">Может это: <text:span text:style-name="T28">IPv6 port not available. Exiting…?</text:span></text:p>
      <text:p text:style-name="P16"/>
      <text:p text:style-name="P17"><text:span text:style-name="T5">2023.5.2</text:span><text:span text:style-name="T6">5</text:span><text:span text:style-name="T8"> </text:span></text:p>
      <text:p text:style-name="P55">oleg@oleg-MS-7C52:~$ chromedriver</text:p>
      <text:p text:style-name="P55">Starting ChromeDriver 113.0.5672.63 (0e1a4471d5ae5bf128b1bd8f4d627c8cbd55f70c-refs/branch-heads/5672@{#912}) on port 9515</text:p>
      <text:p text:style-name="P55">Only local connections are allowed.</text:p>
      <text:p text:style-name="P55">Please see https://chromedriver.chromium.org/security-considerations for suggestions on keeping ChromeDriver safe.</text:p>
      <text:p text:style-name="P27">ChromeDriver was started successfully.</text:p>
      <text:p text:style-name="P19"><text:span text:style-name="T38">Однако при запуске файла в </text:span><text:span text:style-name="T9">(</text:span><text:span text:style-name="T39">venv) </text:span><text:span text:style-name="T38"><text:s/>/home/oleg/Yandex.Disk/0YandexDisk/PYTHON_ubuntu/REPOS/WEBparsing/</text:span><text:span text:style-name="T8">5.2 Установка Selenium Webdriver .py</text:span><text:span text:style-name="T38"> </text:span><text:span text:style-name="T29">Окно браузера открывается и тут же закрывается</text:span></text:p>
      <text:p text:style-name="P24">Попробуем запустить файл без <text:span text:style-name="T3">(</text:span><text:span text:style-name="T25">venv) </text:span>через терминал</text:p>
      <text:p text:style-name="P19">cd <text:span text:style-name="T38">/home/oleg/Yandex.Disk/0YandexDisk/PYTHON_ubuntu/REPOS/WEBparsing</text:span></text:p>
      <text:p text:style-name="P14"/>
      <text:p text:style-name="P14"/>
      <text:p text:style-name="P23"><text:span text:style-name="T41">Z</text:span> /usr/local/bin/</text:p>
      <text:p text:style-name="P14">- <text:a xlink:type="simple" xlink:href="https://losst.pro/ctruktura-fajlovoj-sistemy-linux" text:style-name="Internet_20_link" text:visited-style-name="Visited_20_Internet_20_Link"><text:span text:style-name="T18">Cтруктура файловой системы Linux</text:span></text:a></text:p>
      <text:p text:style-name="P14"/>
      <text:p text:style-name="P57">Z Ubuntu chromedriver [1684893950,575][SEVERE]: bind() returned an error, errno=98: Адрес уже используется (98) IPv6 port not available. Exiting...</text:p>
      <text:p text:style-name="P14">- <text:a xlink:type="simple" xlink:href="https://stackoverflow.com/questions/55361016/chromedriver-will-not-run-address-already-in-use-98-but-nothing-found-to-b" text:style-name="Internet_20_link" text:visited-style-name="Visited_20_Internet_20_Link"><text:span text:style-name="T18">ChromeDriver will not run - Address already in use (98) - but nothing found to be using port 1915</text:span></text:a></text:p>
      <text:p text:style-name="P14">Alternatively, if this issue is because you have another chromedriver process in the background, you can just run <text:span text:style-name="T7">killall chromedriver</text:span></text:p>
      <text:p text:style-name="P39">[1684985285,181][SEVERE]: bind() failed: Адрес уже используется (98)</text:p>
      <text:p text:style-name="P39">IPv6 port not available. Exiting...</text:p>
      <text:p text:style-name="P54">fuser -k 9515/tcp</text:p>
      <text:p text:style-name="P28">This one worked fine thanks for @Svilen</text:p>
      <text:p text:style-name="P14">9515/tcp: <text:s text:c="12"/>7389</text:p>
      <text:p text:style-name="P14">…</text:p>
      <text:p text:style-name="P29"><text:soft-page-break/>hromeDriver was started successfully.<text:span text:style-name="T38"> </text:span></text:p>
      <text:p text:style-name="P15"><text:span text:style-name="T40">Смотрим </text:span><text:a xlink:type="simple" xlink:href="https://stepik.org/lesson/25969/step/9?unit=196192" text:style-name="Internet_20_link" text:visited-style-name="Visited_20_Internet_20_Link"><text:span text:style-name="T18">Установка драйвера для браузера: Linux</text:span></text:a></text:p>
      <text:p text:style-name="P14">Проверьте, что chromedriver доступен, выполнив команду chromedriver в терминале, вы должны получить сообщение о том, что процесс успешно запущен:</text:p>
      <text:p text:style-name="P14">chromedriver</text:p>
      <text:p text:style-name="P14">Starting ChromeDriver 113.0.5672.63 (0e1a4471d5ae5bf128b1bd8f4d627c8cbd55f70c-refs/branch-heads/5672@{#912}) on port 9515</text:p>
      <text:p text:style-name="P14">Only local connections are allowed.</text:p>
      <text:p text:style-name="P14">Please see https://chromedriver.chromium.org/security-considerations for suggestions on keeping ChromeDriver safe.</text:p>
      <text:p text:style-name="P30"><text:span text:style-name="T42">c</text:span>hromeDriver was started successfully.</text:p>
      <text:p text:style-name="P14">Настройки для Linux готовы. Переходите к шагу <text:a xlink:type="simple" xlink:href="https://stepik.org/lesson/25969/step/11" text:style-name="Internet_20_link" text:visited-style-name="Visited_20_Internet_20_Link"><text:span text:style-name="T7">https://stepik.org/lesson/25969/step/11</text:span></text:a> , в котором мы запустим браузер с помощью Selenium WebDriver и выполним простые команды.</text:p>
      <text:p text:style-name="P20">Поскольку наш курс <text:span text:style-name="T1">WEB Парсинг на Python</text:span></text:p>
      <text:p text:style-name="P20">то продолжим в <text:a xlink:type="simple" xlink:href="https://stepik.org/lesson/705985/step/1?auth=login&amp;unit=706437" text:style-name="Internet_20_link" text:visited-style-name="Visited_20_Internet_20_Link"><text:span text:style-name="T18">Установка Selenium и WebDriver</text:span></text:a></text:p>
      <text:p text:style-name="P31">В PyCharm в Python Packages <text:s/>удалим</text:p>
      <text:p text:style-name="P47"><text:bookmark-start text:name="__DdeLink__1380_3106146157"/>selenium<text:bookmark-end text:name="__DdeLink__1380_3106146157"/> <text:s text:c="10"/>4.9.1</text:p>
      <text:p text:style-name="P18"><text:bookmark-start text:name="__DdeLink__1382_3106146157"/>chromedriver<text:bookmark-end text:name="__DdeLink__1382_3106146157"/> <text:s text:c="6"/>2.24.1</text:p>
      <text:p text:style-name="P32">Запускаем проверку в PyCharm</text:p>
      <text:p text:style-name="P21"><text:span text:style-name="T26">from selenium import webdriver</text:span></text:p>
      <text:p text:style-name="P40">ModuleNotFoundError: No module named 'selenium'</text:p>
      <text:p text:style-name="P21"><text:span text:style-name="T34">Возвращаем пакеты </text:span><text:bookmark-start text:name="__DdeLink__1380_31061461571"/><text:span text:style-name="T32">selenium</text:span><text:bookmark-end text:name="__DdeLink__1380_31061461571"/><text:span text:style-name="T32"> </text:span><text:span text:style-name="T34">и</text:span><text:span text:style-name="T32"> </text:span><text:bookmark-start text:name="__DdeLink__1382_31061461571"/><text:span text:style-name="T33">chromedriver</text:span><text:bookmark-end text:name="__DdeLink__1382_31061461571"/><text:span text:style-name="T33"> </text:span><text:span text:style-name="T34">вPyCharm в Python Packages</text:span> </text:p>
      <text:p text:style-name="P66">Перезагружаем комп</text:p>
      <text:p text:style-name="P66">В терминале в venv выполняем fuser -k 9515/tcp</text:p>
      <text:p text:style-name="P67">Запускаем проверку в PyCharm</text:p>
      <text:p text:style-name="P61"><text:span text:style-name="T29">Окно браузера открывается и тут же закрывается</text:span></text:p>
      <text:p text:style-name="P21"/>
      <text:p text:style-name="P69"><text:span text:style-name="T43">Пр</text:span>об<text:span text:style-name="T43">уем</text:span></text:p>
      <text:p text:style-name="P71"><text:a xlink:type="simple" xlink:href="https://pypi.org/project/chromedriver-py/" office:target-frame-name="_blank" xlink:show="new" text:style-name="Internet_20_link" text:visited-style-name="Visited_20_Internet_20_Link"><text:span text:style-name="T10">https://pypi.org/project/chromedriver-py</text:span></text:a></text:p>
      <text:p text:style-name="P68">oleg@oleg-MS-7C52:~$ pip install chromedriver-py</text:p>
      <text:p text:style-name="P56">Defaulting to user installation because normal site-packages is not writeable</text:p>
      <text:p text:style-name="P56">Collecting chromedriver-py</text:p>
      <text:p text:style-name="P56"><text:s text:c="2"/>Downloading chromedriver_py-114.0.5735.16-py3-none-any.whl (30.2 MB)</text:p>
      <text:p text:style-name="P56"><text:s text:c="5"/>━━━━━━━━━━━━━━━━━━━━━━━━━━━━━━━━━━━━━━━━ 30.2/30.2 MB 9.7 MB/s eta 0:00:00</text:p>
      <text:p text:style-name="P56">Installing collected packages: chromedriver-py</text:p>
      <text:p text:style-name="P68">Successfully installed chromedriver-py-114.0.5735.16</text:p>
      <text:p text:style-name="P70">example</text:p>
      <text:p text:style-name="P21">from selenium import webdriver</text:p>
      <text:p text:style-name="P21">from selenium.webdriver.chrome.service import Service</text:p>
      <text:p text:style-name="P21">from chromedriver_py import binary_path <text:span text:style-name="T1"># this will get you the path variable</text:span></text:p>
      <text:p text:style-name="P21"/>
      <text:p text:style-name="P21">service_object = Service(binary_path)</text:p>
      <text:p text:style-name="P21">driver = webdriver.Chrome(service=service_object)</text:p>
      <text:p text:style-name="P21"/>
      <text:p text:style-name="P21"># deprecated but works in older selenium versions</text:p>
      <text:p text:style-name="P21"># driver = webdriver.Chrome(executable_path=binary_path)</text:p>
      <text:p text:style-name="P21">driver.get("http://www.python.org")</text:p>
      <text:p text:style-name="P21">assert "Python" in driver.title</text:p>
      <text:p text:style-name="P21"/>
      <text:p text:style-name="P21"/>
      <text:p text:style-name="P21"/>
      <text:p text:style-name="P21"/>
      <text:p text:style-name="P58"><text:soft-page-break/>2023.5.2<text:span text:style-name="T44">5</text:span> МИША</text:p>
      <text:p text:style-name="P21">Шишацкий Миша, [25.05.2023 13:02]</text:p>
      <text:p text:style-name="P21">Привет попробуй удалить папку chromedriver</text:p>
      <text:p text:style-name="P21">Шишацкий Миша, [25.05.2023 13:02]</text:p>
      <text:p text:style-name="P21">Она видимо в загрузках</text:p>
      <text:p text:style-name="P59">Олег</text:p>
      <text:p text:style-name="P62">Привет) Спасибо, я вроде так и решил вопрос, сейчас другая проблема.</text:p>
      <text:p text:style-name="P64">То что написано в <text:span text:style-name="T35">инструкции </text:span><text:a xlink:type="simple" xlink:href="https://stepik.org/lesson/25969/step/9?unit=196192" text:style-name="Internet_20_link" text:visited-style-name="Visited_20_Internet_20_Link"><text:span text:style-name="T19">Установка драйвера для браузера: Linux</text:span></text:a><text:span text:style-name="T35"> </text:span>успешно выполнил, однако, поскольку я<text:span text:style-name="T45"> прохожу курс <text:s/></text:span><text:span text:style-name="T4">WEB Парсинг на Python </text:span><text:span text:style-name="T45">который сделан на windows и соответственно там объясняется установка selenium и chromedriver и </text:span>как <text:span text:style-name="T45">включ</text:span>ить<text:span text:style-name="T45"> их в PATH, </text:span>а <text:span text:style-name="T45">в конце раздела установки предлагается запустить такой скрипт в IDE:</text:span></text:p>
      <text:p text:style-name="P62">from selenium import webdriver</text:p>
      <text:p text:style-name="P62"/>
      <text:p text:style-name="P62">url = '<text:a xlink:type="simple" xlink:href="https://stepik.org/a/104774" text:style-name="Internet_20_link" text:visited-style-name="Visited_20_Internet_20_Link">https://stepik.org/a/104774</text:a>' </text:p>
      <text:p text:style-name="P62">browser = webdriver.Chrome()</text:p>
      <text:p text:style-name="P62">browser.get(url)</text:p>
      <text:p text:style-name="P63">Я <text:span text:style-name="T46">добавил selenium и chromedriver в PyCharm в Python Packages, когда </text:span>запускаю скрипт, страничка на 0,5 секунды открывается и тут же гаснет. Думаю гаснуть она не должна.</text:p>
      <text:p text:style-name="P64">Вот пока решение этого вопроса пока не нашел</text:p>
      <text:p text:style-name="P65"><text:span text:style-name="T47">МИША</text:span></text:p>
      <text:p text:style-name="P65">да нет, кажется, она может гаснуть</text:p>
      <text:p text:style-name="P64"/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52:41.625508861</meta:creation-date>
    <dc:date>2023-05-25T14:57:13.178365711</dc:date>
    <meta:editing-duration>PT2H44M25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5" meta:paragraph-count="170" meta:word-count="1132" meta:character-count="9706" meta:non-whitespace-character-count="8638"/>
  </office:meta>
</office:document-meta>
</file>